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18a1" officeooo:paragraph-rsid="001d18a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d18a1" officeooo:paragraph-rsid="001d18a1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1d18a1" officeooo:paragraph-rsid="001d18a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d18a1" officeooo:paragraph-rsid="001d18a1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d18a1" officeooo:paragraph-rsid="001d18a1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d18a1" officeooo:paragraph-rsid="001d18a1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1"/>
      <text:p text:style-name="P3"/>
      <text:p text:style-name="P2">1.Création de la partie connexion et première connexion</text:p>
      <text:list xml:id="list2836487169" text:style-name="L1">
        <text:list-item>
          <text:p text:style-name="P5">Infos utilisateur </text:p>
        </text:list-item>
        <text:list-item>
          <text:p text:style-name="P5">Possibilité de modifier les informations</text:p>
        </text:list-item>
        <text:list-item>
          <text:p text:style-name="P5">Réaliser la view</text:p>
        </text:list-item>
      </text:list>
      <text:p text:style-name="P4"/>
      <text:p text:style-name="P4"><text:span text:style-name="T1">2.Réaliser la view du site</text:span> </text:p>
      <text:list xml:id="list2193890931" text:style-name="L2">
        <text:list-item>
          <text:p text:style-name="P6">Inspiration du site airbnb avec quelques touches personnelles</text:p>
        </text:list-item>
      </text:list>
      <text:p text:style-name="P4"/>
      <text:p text:style-name="P2">3.Création de l’interface pour ajouter ou supprimé un bien et voir ce des autr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08:56:35.849144201</meta:creation-date>
    <dc:date>2024-01-26T09:00:41.276278481</dc:date>
    <meta:editing-duration>PT4M6S</meta:editing-duration>
    <meta:editing-cycles>1</meta:editing-cycles>
    <meta:document-statistic meta:table-count="0" meta:image-count="0" meta:object-count="0" meta:page-count="1" meta:paragraph-count="8" meta:word-count="52" meta:character-count="319" meta:non-whitespace-character-count="277"/>
    <meta:generator>LibreOffice/7.3.7.2$Linux_X86_64 LibreOffice_project/30$Build-2</meta:generator>
  </office:meta>
</office:document-meta>
</file>